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FE000001FE1E7D60F6.png" manifest:media-type="image/png"/>
  <manifest:file-entry manifest:full-path="Pictures/10000001000001FE000001FE286D0981.png" manifest:media-type="image/png"/>
  <manifest:file-entry manifest:full-path="Pictures/10000001000001FE000001FE9E80ABB0.png" manifest:media-type="image/png"/>
  <manifest:file-entry manifest:full-path="Pictures/10000001000001FE000001FEF57F4EB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tima" svg:font-family="Optima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39cm" svg:height="9.739cm" svg:x="1cm" svg:y="10.842cm">
          <draw:image xlink:href="Pictures/10000001000001FE000001FEF57F4EB3.png" xlink:type="simple" xlink:show="embed" xlink:actuate="onLoad" draw:mime-type="image/png">
            <text:p/>
          </draw:image>
        </draw:frame>
        <draw:frame draw:style-name="gr1" draw:text-style-name="P1" draw:layer="layout" svg:width="9.739cm" svg:height="9.739cm" svg:x="0.786cm" svg:y="1.103cm">
          <draw:image xlink:href="Pictures/10000001000001FE000001FE9E80ABB0.png" xlink:type="simple" xlink:show="embed" xlink:actuate="onLoad" draw:mime-type="image/png">
            <text:p/>
          </draw:image>
        </draw:frame>
        <draw:frame draw:style-name="gr1" draw:text-style-name="P1" draw:layer="layout" svg:width="9.739cm" svg:height="9.739cm" draw:transform="rotate (-0.0122173047639607) translate (16.676cm 10.51cm)">
          <draw:image xlink:href="Pictures/10000001000001FE000001FE286D0981.png" xlink:type="simple" xlink:show="embed" xlink:actuate="onLoad" draw:mime-type="image/png">
            <text:p/>
          </draw:image>
        </draw:frame>
        <draw:frame draw:style-name="gr1" draw:text-style-name="P1" draw:layer="layout" svg:width="9.739cm" svg:height="9.739cm" draw:transform="skewX (-3.60311039654594E-017) rotate (0.642455697659113) translate (3.54cm 10.03cm)">
          <draw:image xlink:href="Pictures/10000001000001FE000001FE1E7D60F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tima" svg:font-family="Optima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adient_20_2" draw:display-name="Gradient 2" draw:style="linear" draw:start-color="#9ea7df" draw:end-color="#4653ad" draw:start-intensity="100%" draw:end-intensity="100%" draw:angle="30deg" draw:border="0%">
      <loext:gradient-stop svg:offset="0" loext:color-type="rgb" loext:color-value="#9ea7df"/>
      <loext:gradient-stop svg:offset="1" loext:color-type="rgb" loext:color-value="#4653ad"/>
    </draw:gradient>
    <draw:gradient draw:name="Gradient_20_3" draw:display-name="Gradient 3" draw:style="linear" draw:start-color="#798a7d" draw:end-color="#598865" draw:start-intensity="100%" draw:end-intensity="100%" draw:angle="30deg" draw:border="0%">
      <loext:gradient-stop svg:offset="0" loext:color-type="rgb" loext:color-value="#798a7d"/>
      <loext:gradient-stop svg:offset="1" loext:color-type="rgb" loext:color-value="#598865"/>
    </draw:gradient>
    <draw:gradient draw:name="Gradient_20_4" draw:display-name="Gradient 4" draw:style="linear" draw:start-color="#d9918b" draw:end-color="#b83c35" draw:start-intensity="100%" draw:end-intensity="100%" draw:angle="30deg" draw:border="0%">
      <loext:gradient-stop svg:offset="0" loext:color-type="rgb" loext:color-value="#d9918b"/>
      <loext:gradient-stop svg:offset="1" loext:color-type="rgb" loext:color-value="#b83c35"/>
    </draw:gradient>
    <draw:gradient draw:name="Gradient_20_5" draw:display-name="Gradient 5" draw:style="linear" draw:start-color="#c6c77e" draw:end-color="#b47804" draw:start-intensity="100%" draw:end-intensity="100%" draw:angle="30deg" draw:border="0%">
      <loext:gradient-stop svg:offset="0" loext:color-type="rgb" loext:color-value="#c6c77e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86e73" draw:marker-start-width="0.2cm" draw:marker-start-center="false" draw:marker-end-width="0.2cm" draw:marker-end-center="false" draw:fill="solid" draw:fill-color="#8da1a6" draw:textarea-horizontal-align="justify" fo:padding-top="0.125cm" fo:padding-bottom="0.125cm" fo:padding-left="0.25cm" fo:padding-right="0.25cm" fo:wrap-option="wrap" draw:shadow="hidden" draw:shadow-offset-x="0.203cm" draw:shadow-offset-y="0.203cm" draw:shadow-color="#d0d7d9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00%" fo:text-indent="0cm" loext:tab-stop-distance="0cm">
        <style:tab-stops/>
      </style:paragraph-properties>
      <style:text-properties fo:font-variant="normal" fo:text-transform="none" fo:color="#493f3d" loext:opacity="100%" style:text-outline="false" style:text-line-through-style="none" style:text-line-through-type="none" style:font-name="Optima" fo:font-family="Optima" style:font-style-name="Regular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style:font-name="Optima" fo:font-family="Optima" style:font-style-name="Regular" style:font-pitch="variable"/>
    </style:style>
    <style:style style:name="Text" style:family="graphic" style:parent-style-name="standard">
      <style:graphic-properties draw:stroke="solid" svg:stroke-color="#cccccc" draw:fill="solid" draw:fill-color="#eeeeee"/>
      <style:text-properties style:font-name="Optima" fo:font-family="Optima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 style:parent-style-name="standard">
      <style:graphic-properties draw:fill="solid" draw:fill-color="#ffffff"/>
      <style:paragraph-properties loext:tab-stop-distance="0cm">
        <style:tab-stops/>
      </style:paragraph-properties>
      <style:text-properties style:font-name="Optima" fo:font-family="Optima" style:font-style-name="Regular" style:font-pitch="variable" fo:font-size="12pt"/>
    </style:style>
    <style:style style:name="Shapes" style:family="graphic" style:parent-style-name="Graphic">
      <style:graphic-properties draw:stroke="none" draw:fill="gradient" draw:fill-gradient-name="Shapes"/>
      <style:text-properties fo:font-size="12pt" fo:font-weight="normal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gradient" draw:fill-gradient-name="Gradient_20_2" draw:gradient-step-count="0"/>
      <style:text-properties fo:color="#ffffff" loext:opacity="100%"/>
    </style:style>
    <style:style style:name="Filled_20_Green" style:display-name="Filled Green" style:family="graphic" style:parent-style-name="Filled">
      <style:graphic-properties draw:fill="gradient" draw:fill-gradient-name="Gradient_20_3" draw:gradient-step-count="0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="gradient" draw:fill-gradient-name="Gradient_20_4" draw:gradient-step-count="0"/>
      <style:text-properties fo:color="#ffffff" loext:opacity="100%"/>
    </style:style>
    <style:style style:name="Filled_20_Yellow" style:display-name="Filled Yellow" style:family="graphic" style:parent-style-name="Filled">
      <style:graphic-properties draw:fill="gradient" draw:fill-gradient-name="Gradient_20_5" draw:gradient-step-count="0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4653ad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598865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b83c35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c6c77e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09:49:02.831488051</meta:creation-date>
    <meta:editing-duration>PT45S</meta:editing-duration>
    <meta:editing-cycles>2</meta:editing-cycles>
    <meta:generator>LibreOffice/24.2.3.2$MacOSX_AARCH64 LibreOffice_project/433d9c2ded56988e8a90e6b2e771ee4e6a5ab2ba</meta:generator>
    <dc:title>MyLandscapeDraw</dc:title>
    <dc:date>2025-02-01T09:49:45.787677621</dc:date>
    <meta:document-statistic meta:object-count="4"/>
  </office:meta>
</office:document-meta>
</file>